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3cm" fo:min-width="0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layer="layout" svg:width="6.031cm" svg:height="0.962cm" svg:x="4.4cm" svg:y="6.6cm">
          <draw:text-box>
            <text:p>Parameter domains</text:p>
          </draw:text-box>
        </draw:frame>
        <draw:frame draw:style-name="gr1" draw:layer="layout" svg:width="4.265cm" svg:height="0.962cm" svg:x="5cm" svg:y="10.6cm">
          <draw:text-box>
            <text:p>Configuration</text:p>
          </draw:text-box>
        </draw:frame>
        <draw:custom-shape draw:style-name="gr2" draw:text-style-name="P1" draw:layer="layout" svg:width="15.2cm" svg:height="6.4cm" svg:x="11.2cm" svg:y="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5.082cm" svg:height="0.962cm" svg:x="13.318cm" svg:y="11.638cm">
          <draw:text-box>
            <text:p>Target Algorithm</text:p>
          </draw:text-box>
        </draw:frame>
        <draw:custom-shape draw:style-name="gr3" draw:text-style-name="P1" draw:layer="layout" svg:width="7.2cm" svg:height="1.4cm" svg:x="11.2cm" svg:y="9cm">
          <text:p text:style-name="P1">Configuration scenario</text:p>
          <draw:enhanced-geometry svg:viewBox="0 0 21600 21600" draw:type="rectangle" draw:enhanced-path="M 0 0 L 21600 0 21600 21600 0 21600 0 0 Z N"/>
        </draw:custom-shape>
        <draw:frame draw:style-name="gr1" draw:layer="layout" svg:width="3.177cm" svg:height="1.673cm" svg:x="23.2cm" svg:y="10.4cm">
          <draw:text-box>
            <text:p>Problem</text:p>
            <text:p>instances</text:p>
          </draw:text-box>
        </draw:frame>
        <draw:frame draw:style-name="gr1" draw:layer="layout" svg:width="2.403cm" svg:height="0.962cm" svg:x="19.6cm" svg:y="12.2cm">
          <draw:text-box>
            <text:p>Solves</text:p>
          </draw:text-box>
        </draw:frame>
        <draw:frame draw:style-name="gr4" draw:layer="layout" svg:width="5.929cm" svg:height="4.273cm" svg:x="6.2cm" svg:y="12.2cm">
          <draw:text-box>
            <text:p>Calls with different</text:p>
            <text:p><text:s/>parameter settings</text:p>
          </draw:text-box>
        </draw:frame>
        <draw:frame draw:style-name="gr1" draw:layer="layout" svg:width="6.81cm" svg:height="0.962cm" svg:x="10.343cm" svg:y="17.2cm">
          <draw:text-box>
            <text:p>Retrurns solution cost 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stepha </meta:initial-creator>
    <meta:creation-date>2012-07-16T16:48:25</meta:creation-date>
    <meta:editing-duration>PT1H7M12S</meta:editing-duration>
    <meta:editing-cycles>3</meta:editing-cycles>
    <dc:date>2012-07-18T16:04:06</dc:date>
    <dc:creator>Mostepha </dc:creator>
    <meta:generator>LibreOffice/3.4$Linux LibreOffice_project/340m1$Build-402</meta:generator>
    <meta:document-statistic meta:object-count="33"/>
  </office:meta>
</office:document-meta>
</file>